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0b06" officeooo:paragraph-rsid="0004dfc7"/>
    </style:style>
    <style:style style:name="P2" style:family="paragraph" style:parent-style-name="Standard">
      <style:text-properties style:font-name="Calibri" officeooo:rsid="000e908c" officeooo:paragraph-rsid="000e908c"/>
    </style:style>
    <style:style style:name="P3" style:family="paragraph" style:parent-style-name="Standard">
      <style:text-properties style:font-name="Calibri" officeooo:rsid="001059bb" officeooo:paragraph-rsid="001059bb"/>
    </style:style>
    <style:style style:name="P4" style:family="paragraph" style:parent-style-name="Standard">
      <style:text-properties style:font-name="Calibri" officeooo:rsid="00111a7b" officeooo:paragraph-rsid="00111a7b"/>
    </style:style>
    <style:style style:name="P5" style:family="paragraph" style:parent-style-name="Standard">
      <style:text-properties style:font-name="Calibri" officeooo:rsid="00120609" officeooo:paragraph-rsid="00120609"/>
    </style:style>
    <style:style style:name="P6" style:family="paragraph" style:parent-style-name="Standard">
      <style:text-properties style:font-name="Calibri" officeooo:rsid="00120609" officeooo:paragraph-rsid="001360ef"/>
    </style:style>
    <style:style style:name="P7" style:family="paragraph" style:parent-style-name="Standard">
      <style:text-properties style:font-name="Calibri" officeooo:rsid="001360ef" officeooo:paragraph-rsid="001360ef"/>
    </style:style>
    <style:style style:name="P8" style:family="paragraph" style:parent-style-name="Standard">
      <style:text-properties style:font-name="Calibri" officeooo:rsid="001360ef" officeooo:paragraph-rsid="00141d61"/>
    </style:style>
    <style:style style:name="T1" style:family="text">
      <style:text-properties officeooo:rsid="000e908c"/>
    </style:style>
    <style:style style:name="T2" style:family="text">
      <style:text-properties officeooo:rsid="00141d61"/>
    </style:style>
    <style:style style:name="T3" style:family="text">
      <style:text-properties officeooo:rsid="00155a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Le client tricheur</text:span></text:p>
      <text:p text:style-name="P1"/>
      <text:p text:style-name="P2">Description algorithmique du client autonome</text:p>
      <text:p text:style-name="P3">Le client autonome calcul toutes les combinaisons possibles du boggle et envoi les mots correctes au serveur après l’avoir vérifier dans un dictionnaire,</text:p>
      <text:p text:style-name="P3">Ce client est très difficile à reconnaître mais est néanmoins trahissable par son ton fanfaronneur !</text:p>
      <text:p text:style-name="P3"/>
      <text:p text:style-name="P3">Le client suit cet algorithme:</text:p>
      <text:p text:style-name="P3"><text:tab/>1) Chargement du dictionnaire et de réplique</text:p>
      <text:p text:style-name="P3"><text:tab/>2) Connexion au serveur avec un nom choisit au hasard (enrichissable)</text:p>
      <text:p text:style-name="P3"><text:tab/>3) Attente d’un tour</text:p>
      <text:p text:style-name="P3"><text:tab/>4) Calcul toutes les solutions possibles de la grille</text:p>
      <text:p text:style-name="P3"><text:tab/>5) Envoi des solutions au serveur</text:p>
      <text:p text:style-name="P3">A partir de l’étape 3, le client autonome devient un peu bavardeur et envoi quelques messages dans le chat.</text:p>
      <text:p text:style-name="P3"/>
      <text:p text:style-name="P4">Calcul des solutions:</text:p>
      <text:p text:style-name="P5">Le calcul de toutes les combinaisons possibles s’effectue par un algorithme récursive qui explore toutes les possibilités et se reposant sur du backtracking.</text:p>
      <text:p text:style-name="P5">Il est a noté que l’algorithme qui va être présenter est lancé sur chaque case (point de départ de l’algorithme) de la grille.</text:p>
      <text:p text:style-name="P5"/>
      <text:p text:style-name="P7">L’algorithme procède comme ceci:</text:p>
      <text:p text:style-name="P8"><text:tab/><text:span text:style-name="T2">Entrée:</text:span></text:p>
      <text:p text:style-name="P8"><text:span text:style-name="T2"><text:tab/><text:tab/>- visit: une matrice de booléen</text:span></text:p>
      <text:p text:style-name="P8"><text:tab/><text:tab/>- <text:span text:style-name="T2">word: une chaîne de caractères du mot en construction</text:span></text:p>
      <text:p text:style-name="P8"><text:tab/><text:tab/>- <text:span text:style-name="T2">traj : une chaîne de caractères <text:s/>de la trajectoire en construction</text:span></text:p>
      <text:p text:style-name="P8"><text:tab/><text:tab/>- <text:span text:style-name="T2">row : position de la ligne</text:span></text:p>
      <text:p text:style-name="P8"><text:tab/><text:tab/>- <text:span text:style-name="T2">col : position de la colonne</text:span></text:p>
      <text:p text:style-name="P6"/>
      <text:p text:style-name="P6"><text:tab/><text:span text:style-name="T2">Si word est un mot du dictionnaire et de taille supérieure à 2 alors</text:span></text:p>
      <text:p text:style-name="P6"><text:tab/><text:tab/><text:span text:style-name="T2">On ajoute word et traj dans les solutions</text:span></text:p>
      <text:p text:style-name="P6"/>
      <text:p text:style-name="P6"><text:tab/><text:span text:style-name="T2">visit[row][col] ← true (Cela permet d’éviter de repartir en arrière et de <text:tab/>bouclé à l’infini)</text:span></text:p>
      <text:p text:style-name="P6"><text:tab/></text:p>
      <text:p text:style-name="P6"><text:tab/><text:span text:style-name="T2">On effectue un appel récursif sur les 8 chemins s’ils sont possibles <text:tab/>(haut,bas,gauche,droite, haut-gauche, haut-droite …), c’est-à-dire non visité</text:span></text:p>
      <text:p text:style-name="P6"><text:tab/><text:span text:style-name="T2">et ne sortant pas de la matrice.</text:span></text:p>
      <text:p text:style-name="P6"><text:tab/><text:span text:style-name="T2">Dans ce cas la, on ajoute aussi la nouvelle lettre et trajectoire</text:span></text:p>
      <text:p text:style-name="P6"/>
      <text:p text:style-name="P6"><text:tab/><text:span text:style-name="T3">visit[row][col] ← false (Cela permet de rendre visitable pour la fonction <text:tab/>récursive appelant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26:38.660608746</meta:creation-date>
    <dc:date>2018-05-06T14:40:18.888329931</dc:date>
    <meta:editing-duration>PT53M3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92" meta:character-count="1797" meta:non-whitespace-character-count="1499"/>
  </office:meta>
</office:document-meta>
</file>